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officeooo:rsid="000ce797" officeooo:paragraph-rsid="000ce797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ce797" officeooo:paragraph-rsid="000ce797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20pt" style:text-underline-style="none" fo:font-weight="normal" officeooo:rsid="000f514f" officeooo:paragraph-rsid="000f514f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20pt" style:text-underline-style="none" fo:font-weight="normal" officeooo:rsid="00131a86" officeooo:paragraph-rsid="00131a86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f26c" officeooo:paragraph-rsid="0014f26c" style:font-size-asian="17.5pt" style:font-weight-asian="normal" style:font-size-complex="20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20pt" style:text-underline-style="none" fo:font-weight="normal" officeooo:rsid="00167467" officeooo:paragraph-rsid="00167467" style:font-size-asian="17.5pt" style:font-weight-asian="normal" style:font-size-complex="2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-Warner</text:p>
      <text:p text:style-name="P2">Camera-warner ist eine Adroid-app mit der man weiß wann man von einer Camera beobachtet wird. Sie soll vielleicht noch ein Armband bekommen oder eine Smart-watch App. Die Datenbank läuft über einenRaspberry PI 3 mit einer MySQL Datenbank.</text:p>
      <text:p text:style-name="P2"/>
      <text:list xml:id="list3627478216996870135" text:style-name="L1">
        <text:list-item>
          <text:p text:style-name="P3">Als erstes haben wir ein einen apatchi-sever mit PHP5 und MYSQL Datenbank.</text:p>
        </text:list-item>
        <text:list-item>
          <text:p text:style-name="P3">Und Jahmin und Julian haben mit der Android app angefangen </text:p>
        </text:list-item>
        <text:list-item>
          <text:p text:style-name="P3">Nic war für die MYSQL Datenbank verantwortlich </text:p>
        </text:list-item>
        <text:list-item>
          <text:p text:style-name="P3">Martin macht die Settings</text:p>
        </text:list-item>
        <text:list-item>
          <text:p text:style-name="P3">Peter macht die Webobefläche</text:p>
        </text:list-item>
        <text:list-item>
          <text:p text:style-name="P3">Und ich Linus Dokumentation und Hackdash</text:p>
        </text:list-item>
      </text:list>
      <text:p text:style-name="P4">Der Status des Projechtes um 10:45 ist:</text:p>
      <text:list xml:id="list6983971962851215641" text:style-name="L3">
        <text:list-item>
          <text:p text:style-name="P5">MYSQL in Arbeit</text:p>
        </text:list-item>
        <text:list-item>
          <text:p text:style-name="P5">Weboberfläche angefangen</text:p>
        </text:list-item>
        <text:list-item>
          <text:p text:style-name="P5">App Grundgerüst steht</text:p>
        </text:list-item>
        <text:list-item>
          <text:p text:style-name="P5">Settings Anfänge</text:p>
        </text:list-item>
        <text:list-item>
          <text:p text:style-name="P5">hackdash steht sowie github</text:p>
        </text:list-item>
      </text:list>
      <text:p text:style-name="P6">Status änderung um 11:00</text:p>
      <text:list xml:id="list5387043004046085571" text:style-name="L4">
        <text:list-item>
          <text:p text:style-name="P7">App kann GPS Datenbank anzeigen und es sind schon Fake daten zum test erfolgreich sichtbar die Dummy-Datenbank ist aber noch nicht fertig</text:p>
        </text:list-item>
      </text:list>
      <text:p text:style-name="P8">Status um 12.15</text:p>
      <text:list xml:id="list42664567802446403" text:style-name="L5">
        <text:list-item>
          <text:p text:style-name="P9">MYSQL läuft HTML in Arbeit</text:p>
        </text:list-item>
        <text:list-item>
          <text:p text:style-name="P9">App verbindung mit MYSQL und dem PI</text:p>
        </text:list-item>
        <text:list-item>
          <text:p text:style-name="P9">Einstellungen fast fertig</text:p>
        </text:list-item>
        <text:list-item>
          <text:p text:style-name="P10"><text:soft-page-break/>Weboberfläche Basic steht</text:p>
        </text:list-item>
      </text:list>
      <text:p text:style-name="P11">Status um 12:40</text:p>
      <text:list xml:id="list376663737317313333" text:style-name="L6">
        <text:list-item>
          <text:p text:style-name="P12">website jetzt auf PI</text:p>
        </text:list-item>
        <text:list-item>
          <text:p text:style-name="P12">Implimintiaton der Datenbank in den code der app</text:p>
        </text:list-item>
        <text:list-item>
          <text:p text:style-name="P12">Einstellungen fortgeschritten</text:p>
        </text:list-item>
        <text:list-item>
          <text:p text:style-name="P12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0:23:56.827027660</meta:creation-date>
    <dc:date>2017-06-10T12:45:15.177375921</dc:date>
    <meta:editing-duration>PT9M16S</meta:editing-duration>
    <meta:editing-cycles>1</meta:editing-cycles>
    <meta:generator>LibreOffice/5.1.5.2$Linux_X86_64 LibreOffice_project/10m0$Build-2</meta:generator>
    <meta:document-statistic meta:table-count="0" meta:image-count="0" meta:object-count="0" meta:page-count="2" meta:paragraph-count="26" meta:word-count="186" meta:character-count="1085" meta:non-whitespace-character-count="942"/>
  </office:meta>
</office:document-meta>
</file>